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riBuilderFactoryTests.encoding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UriBuilderFactoryTests.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defaultUriVarsSpr14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UriBuilderFactoryTests.encodeTemplateAn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UriBuilderFactoryTests.pathWit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defaultUriVarsWithEmptyVa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riBuilderFactoryTests.baseUriWithPa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pathWithDuplicate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encodingValuesOnlySpr14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riBuilderFactoryTests.defaultUriVarsWith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riBuilderFactoryTests.defaultSettingsWit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parsePathWith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baseUriWithFul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iBuilderFactoryTests.parsePathIs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UriBuilderFactoryTests.defaultUri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UriBuilderFactoryTests.encodingValue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